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178d57"/>
    </style:style>
    <style:style style:name="P2" style:family="paragraph" style:parent-style-name="Header">
      <style:text-properties officeooo:rsid="00178d57" officeooo:paragraph-rsid="00178d57"/>
    </style:style>
    <style:style style:name="P3" style:family="paragraph" style:parent-style-name="Footer">
      <style:text-properties officeooo:paragraph-rsid="00178d57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language="fr" fo:country="FR" officeooo:paragraph-rsid="00178d57"/>
    </style:style>
    <style:style style:name="P6" style:family="paragraph" style:parent-style-name="Standard">
      <style:paragraph-properties fo:text-align="center" style:justify-single-word="false"/>
      <style:text-properties fo:language="fr" fo:country="FR" officeooo:rsid="000dc96b" officeooo:paragraph-rsid="00178d57"/>
    </style:style>
    <style:style style:name="P7" style:family="paragraph" style:parent-style-name="Standard">
      <style:text-properties officeooo:paragraph-rsid="001de20b"/>
    </style:style>
    <style:style style:name="P8" style:family="paragraph" style:parent-style-name="Standard">
      <style:text-properties style:font-name="Liberation Serif" fo:font-size="12pt" fo:font-style="normal" style:text-underline-style="none" fo:font-weight="normal" officeooo:paragraph-rsid="001de20b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Liberation Serif" fo:font-size="12pt" fo:font-style="normal" officeooo:paragraph-rsid="001ecfbb" style:font-size-asian="12pt" style:font-style-asian="normal" style:font-size-complex="12pt" style:font-style-complex="normal"/>
    </style:style>
    <style:style style:name="P10" style:family="paragraph" style:parent-style-name="Standard">
      <style:text-properties officeooo:paragraph-rsid="001ecfbb"/>
    </style:style>
    <style:style style:name="P11" style:family="paragraph" style:parent-style-name="Standard">
      <style:text-properties officeooo:paragraph-rsid="00208a44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text-properties officeooo:rsid="001a6113" officeooo:paragraph-rsid="001a6113"/>
    </style:style>
    <style:style style:name="P14" style:family="paragraph" style:parent-style-name="Text_20_body">
      <style:paragraph-properties fo:text-align="center" style:justify-single-word="false"/>
      <style:text-properties style:font-name="Liberation Sans" fo:font-size="28pt" fo:language="fr" fo:country="FR" fo:font-weight="bold" officeooo:rsid="001a6113" officeooo:paragraph-rsid="001a6113" style:font-name-asian="Noto Sans CJK SC" style:font-size-asian="28pt" style:font-weight-asian="bold" style:font-name-complex="Lohit Devanagari" style:font-size-complex="28pt" style:font-weight-complex="bold"/>
    </style:style>
    <style:style style:name="P15" style:family="paragraph" style:parent-style-name="Text_20_body">
      <style:text-properties officeooo:rsid="001b928c" officeooo:paragraph-rsid="001b928c"/>
    </style:style>
    <style:style style:name="P16" style:family="paragraph" style:parent-style-name="Text_20_body">
      <style:text-properties officeooo:paragraph-rsid="001b928c"/>
    </style:style>
    <style:style style:name="P17" style:family="paragraph" style:parent-style-name="Text_20_body">
      <style:text-properties style:font-name="Liberation Serif" fo:font-size="12pt" style:font-size-asian="12pt" style:font-size-complex="12pt"/>
    </style:style>
    <style:style style:name="P18" style:family="paragraph" style:parent-style-name="Text_20_body">
      <style:text-properties officeooo:paragraph-rsid="001cdadf"/>
    </style:style>
    <style:style style:name="P19" style:family="paragraph" style:parent-style-name="Text_20_body">
      <style:text-properties officeooo:rsid="00218aeb" officeooo:paragraph-rsid="00218aeb"/>
    </style:style>
    <style:style style:name="P20" style:family="paragraph" style:parent-style-name="Text_20_body">
      <style:text-properties officeooo:rsid="002226ab" officeooo:paragraph-rsid="002226ab"/>
    </style:style>
    <style:style style:name="P21" style:family="paragraph" style:parent-style-name="Text_20_body">
      <style:text-properties officeooo:paragraph-rsid="002226ab"/>
    </style:style>
    <style:style style:name="P22" style:family="paragraph" style:parent-style-name="Text_20_body">
      <style:text-properties officeooo:rsid="0023cfd4" officeooo:paragraph-rsid="0023cfd4"/>
    </style:style>
    <style:style style:name="P23" style:family="paragraph" style:parent-style-name="Text_20_body">
      <style:text-properties officeooo:paragraph-rsid="0023cfd4"/>
    </style:style>
    <style:style style:name="P24" style:family="paragraph" style:parent-style-name="Text_20_body">
      <style:text-properties officeooo:rsid="0023e392" officeooo:paragraph-rsid="0023e392"/>
    </style:style>
    <style:style style:name="P25" style:family="paragraph" style:parent-style-name="Text_20_body">
      <style:text-properties fo:font-weight="normal" officeooo:rsid="002226ab" officeooo:paragraph-rsid="002226ab" style:font-weight-asian="normal" style:font-weight-complex="normal"/>
    </style:style>
    <style:style style:name="P26" style:family="paragraph" style:parent-style-name="Text_20_body">
      <style:text-properties fo:font-weight="normal" officeooo:rsid="0023cfd4" officeooo:paragraph-rsid="0023cfd4" style:font-weight-asian="normal" style:font-weight-complex="normal"/>
    </style:style>
    <style:style style:name="P27" style:family="paragraph" style:parent-style-name="Text_20_body">
      <style:text-properties fo:font-weight="normal" officeooo:rsid="00252f51" officeooo:paragraph-rsid="00252f51" style:font-weight-asian="normal" style:font-weight-complex="normal"/>
    </style:style>
    <style:style style:name="P28" style:family="paragraph" style:parent-style-name="Title">
      <style:text-properties style:font-name="Liberation Sans" fo:font-size="28pt" fo:language="fr" fo:country="FR" fo:font-weight="bold" officeooo:rsid="002af380" officeooo:paragraph-rsid="00178d57" style:font-name-asian="Noto Sans CJK SC" style:font-size-asian="28pt" style:font-weight-asian="bold" style:font-name-complex="Lohit Devanagari" style:font-size-complex="28pt" style:font-weight-complex="bold"/>
    </style:style>
    <style:style style:name="P29" style:family="paragraph" style:parent-style-name="Title">
      <style:text-properties style:font-name="Liberation Sans" fo:font-size="28pt" fo:language="fr" fo:country="FR" fo:font-weight="bold" officeooo:rsid="002af380" officeooo:paragraph-rsid="001a6113" style:font-name-asian="Noto Sans CJK SC" style:font-size-asian="28pt" style:font-weight-asian="bold" style:font-name-complex="Lohit Devanagari" style:font-size-complex="28pt" style:font-weight-complex="bold"/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Heading_20_1">
      <style:text-properties style:font-name="Liberation Sans" fo:font-size="18.2000007629395pt" fo:font-weight="bold" officeooo:rsid="001a6113" officeooo:paragraph-rsid="001a611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2" style:family="paragraph" style:parent-style-name="Heading_20_1">
      <style:text-properties style:font-name="Liberation Sans" fo:font-size="18.2000007629395pt" fo:font-weight="bold" officeooo:rsid="001b928c" officeooo:paragraph-rsid="001b928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3" style:family="paragraph" style:parent-style-name="Heading_20_1" style:list-style-name="">
      <style:text-properties officeooo:rsid="001de20b" officeooo:paragraph-rsid="001de20b"/>
    </style:style>
    <style:style style:name="P34" style:family="paragraph" style:parent-style-name="Heading_20_1">
      <style:text-properties officeooo:rsid="00218aeb" officeooo:paragraph-rsid="00218aeb"/>
    </style:style>
    <style:style style:name="P35" style:family="paragraph" style:parent-style-name="Heading_20_1">
      <style:text-properties officeooo:rsid="002226ab" officeooo:paragraph-rsid="002226ab"/>
    </style:style>
    <style:style style:name="P36" style:family="paragraph" style:parent-style-name="Heading_20_1">
      <style:text-properties officeooo:rsid="0023cfd4" officeooo:paragraph-rsid="0023cfd4"/>
    </style:style>
    <style:style style:name="P37" style:family="paragraph" style:parent-style-name="Heading_20_1">
      <style:text-properties officeooo:rsid="0023e392" officeooo:paragraph-rsid="0023e392"/>
    </style:style>
    <style:style style:name="P38" style:family="paragraph" style:parent-style-name="Heading_20_1">
      <style:paragraph-properties fo:break-before="page"/>
      <style:text-properties style:font-name="Liberation Sans" fo:font-size="18.2000007629395pt" fo:font-weight="bold" officeooo:rsid="001b928c" officeooo:paragraph-rsid="001b928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9" style:family="paragraph" style:parent-style-name="Heading_20_1">
      <style:paragraph-properties fo:break-before="page"/>
      <style:text-properties officeooo:rsid="001de20b" officeooo:paragraph-rsid="001de20b"/>
    </style:style>
    <style:style style:name="P40" style:family="paragraph" style:parent-style-name="Heading_20_2">
      <style:text-properties officeooo:rsid="00218aeb" officeooo:paragraph-rsid="00218aeb"/>
    </style:style>
    <style:style style:name="P41" style:family="paragraph" style:parent-style-name="Heading_20_2">
      <style:text-properties officeooo:rsid="002226ab" officeooo:paragraph-rsid="002226ab"/>
    </style:style>
    <style:style style:name="P42" style:family="paragraph" style:parent-style-name="Heading_20_2">
      <style:text-properties officeooo:rsid="0023cfd4" officeooo:paragraph-rsid="0023cfd4"/>
    </style:style>
    <style:style style:name="P43" style:family="paragraph" style:parent-style-name="Text_20_body" style:list-style-name="L1">
      <style:text-properties officeooo:paragraph-rsid="00218aeb"/>
    </style:style>
    <style:style style:name="P44" style:family="paragraph" style:parent-style-name="Text_20_body" style:list-style-name="L1">
      <style:text-properties officeooo:rsid="00145a87" officeooo:paragraph-rsid="00218aeb"/>
    </style:style>
    <style:style style:name="P45" style:family="paragraph" style:parent-style-name="Text_20_body" style:list-style-name="L1">
      <style:text-properties officeooo:rsid="0017332a" officeooo:paragraph-rsid="00218aeb"/>
    </style:style>
    <style:style style:name="P46" style:family="paragraph" style:parent-style-name="Text_20_body" style:list-style-name="L1">
      <style:text-properties officeooo:rsid="00218aeb" officeooo:paragraph-rsid="00218aeb"/>
    </style:style>
    <style:style style:name="P47" style:family="paragraph" style:parent-style-name="Text_20_body" style:list-style-name="L2">
      <style:text-properties fo:font-weight="normal" officeooo:rsid="002226ab" officeooo:paragraph-rsid="002226ab" style:font-weight-asian="normal" style:font-weight-complex="normal"/>
    </style:style>
    <style:style style:name="T1" style:family="text">
      <style:text-properties officeooo:rsid="00178d57"/>
    </style:style>
    <style:style style:name="T2" style:family="text">
      <style:text-properties officeooo:rsid="001a6113"/>
    </style:style>
    <style:style style:name="T3" style:family="text">
      <style:text-properties officeooo:rsid="002af380"/>
    </style:style>
    <style:style style:name="T4" style:family="text">
      <style:text-properties officeooo:rsid="000dc96b"/>
    </style:style>
    <style:style style:name="T5" style:family="text">
      <style:text-properties officeooo:rsid="001b928c"/>
    </style:style>
    <style:style style:name="T6" style:family="text">
      <style:text-properties style:font-name-asian="Noto Sans CJK SC" style:font-name-complex="Lohit Devanagari"/>
    </style:style>
    <style:style style:name="T7" style:family="text">
      <style:text-properties officeooo:rsid="001b928c" style:font-name-asian="Noto Sans CJK SC" style:font-name-complex="Lohit Devanagari"/>
    </style:style>
    <style:style style:name="T8" style:family="text">
      <style:text-properties officeooo:rsid="001cdadf"/>
    </style:style>
    <style:style style:name="T9" style:family="text">
      <style:text-properties fo:font-style="italic" officeooo:rsid="00218aeb" style:font-style-asian="italic" style:font-style-complex="italic"/>
    </style:style>
    <style:style style:name="T10" style:family="text">
      <style:text-properties fo:font-style="italic" fo:font-weight="normal" officeooo:rsid="00218aeb" style:font-style-asian="italic" style:font-weight-asian="normal" style:font-style-complex="italic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8d0ac" style:font-weight-asian="bold" style:font-weight-complex="bold"/>
    </style:style>
    <style:style style:name="T13" style:family="text">
      <style:text-properties fo:font-weight="bold" officeooo:rsid="00218aeb" style:font-weight-asian="bold" style:font-weight-complex="bold"/>
    </style:style>
    <style:style style:name="T14" style:family="text">
      <style:text-properties fo:font-weight="bold" officeooo:rsid="002226ab" style:font-weight-asian="bold" style:font-weight-complex="bold"/>
    </style:style>
    <style:style style:name="T15" style:family="text">
      <style:text-properties fo:font-weight="bold" officeooo:rsid="0023cfd4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8d0ac" style:font-weight-asian="normal" style:font-weight-complex="normal"/>
    </style:style>
    <style:style style:name="T18" style:family="text">
      <style:text-properties fo:font-weight="normal" officeooo:rsid="00218aeb" style:font-weight-asian="normal" style:font-weight-complex="normal"/>
    </style:style>
    <style:style style:name="T19" style:family="text">
      <style:text-properties fo:font-weight="normal" officeooo:rsid="002226ab" style:font-weight-asian="normal" style:font-weight-complex="normal"/>
    </style:style>
    <style:style style:name="T20" style:family="text">
      <style:text-properties fo:font-weight="normal" officeooo:rsid="0023cfd4" style:font-weight-asian="normal" style:font-weight-complex="normal"/>
    </style:style>
    <style:style style:name="T21" style:family="text">
      <style:text-properties style:font-name="Liberation Serif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Liberation Serif" fo:font-size="12pt" fo:font-style="normal" style:text-underline-style="none" fo:font-weight="bold" officeooo:rsid="001de20b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Liberation Serif" fo:font-size="12pt" fo:font-style="normal" style:text-underline-style="none" fo:font-weight="normal" officeooo:rsid="001de20b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26" style:family="text">
      <style:text-properties style:font-name="Liberation Serif" fo:font-size="12pt" fo:font-style="normal" officeooo:rsid="001ecfbb" style:font-size-asian="12pt" style:font-style-asian="normal" style:font-size-complex="12pt" style:font-style-complex="normal"/>
    </style:style>
    <style:style style:name="T27" style:family="text">
      <style:text-properties style:font-name="Liberation Serif" fo:font-size="12pt" fo:font-style="normal" officeooo:rsid="00208a44" style:font-size-asian="12pt" style:font-style-asian="normal" style:font-size-complex="12pt" style:font-style-complex="normal"/>
    </style:style>
    <style:style style:name="T28" style:family="text">
      <style:text-properties style:font-name="Liberation 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Liberation Serif" fo:font-size="12pt" fo:font-style="normal" fo:font-weight="normal" officeooo:rsid="00208a44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Liberation Serif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style:font-name="Liberation Serif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32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33" style:family="text">
      <style:text-properties style:font-name="Liberation Serif" fo:font-size="12pt" fo:font-style="italic" officeooo:rsid="00208a44" style:font-size-asian="12pt" style:font-style-asian="italic" style:font-size-complex="12pt" style:font-style-complex="italic"/>
    </style:style>
    <style:style style:name="T34" style:family="text">
      <style:text-properties style:font-name="Liberation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5" style:family="text">
      <style:text-properties officeooo:rsid="00218aeb"/>
    </style:style>
    <style:style style:name="T36" style:family="text">
      <style:text-properties officeooo:rsid="0017332a"/>
    </style:style>
    <style:style style:name="T37" style:family="text">
      <style:text-properties officeooo:rsid="0018d0ac"/>
    </style:style>
    <style:style style:name="T38" style:family="text">
      <style:text-properties officeooo:rsid="002226ab"/>
    </style:style>
    <style:style style:name="T39" style:family="text">
      <style:text-properties officeooo:rsid="0023cfd4"/>
    </style:style>
    <style:style style:name="T40" style:family="text">
      <style:text-properties officeooo:rsid="0027305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ext:p text:style-name="P29">Projet C++ <text:span text:style-name="T2">2021</text:span></text:p>
      <text:p text:style-name="P14">Tower Control</text:p>
      <text:p text:style-name="P28">Compte rendu</text:p>
      <text:p text:style-name="P12"/>
      <text:p text:style-name="P5"><text:span text:style-name="T4">Projet de </text:span><text:span text:style-name="T3">C++</text:span><text:span text:style-name="T4"> - Master 1</text:span></text:p>
      <text:p text:style-name="P6">Damien LACOMBE</text:p>
      <text:p text:style-name="P5"><text:span text:style-name="T3">2</text:span><text:span text:style-name="T40">5</text:span><text:span text:style-name="T4"> </text:span><text:span text:style-name="T3">Avril</text:span><text:span text:style-name="T4"> 2021</text:span></text:p>
      <text:p text:style-name="P5"/>
      <text:p text:style-name="P5"/>
      <text:p text:style-name="P5"/>
      <text:p text:style-name="P5"/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"><text:a xlink:type="simple" xlink:href="#__RefHeading___Toc714_1058008394" text:style-name="Index_20_Link" text:visited-style-name="Index_20_Link">Présentation<text:tab/>2</text:a></text:p>
          <text:p text:style-name="P4"><text:a xlink:type="simple" xlink:href="#__RefHeading___Toc1968_2693279705" text:style-name="Index_20_Link" text:visited-style-name="Index_20_Link">Nécessité<text:tab/>2</text:a></text:p>
          <text:p text:style-name="P4"><text:a xlink:type="simple" xlink:href="#__RefHeading___Toc716_1058008394" text:style-name="Index_20_Link" text:visited-style-name="Index_20_Link">Utilisation<text:tab/>2</text:a></text:p>
          <text:p text:style-name="P4"><text:a xlink:type="simple" xlink:href="#__RefHeading___Toc718_1058008394" text:style-name="Index_20_Link" text:visited-style-name="Index_20_Link">Architecture du projet :<text:tab/>3</text:a></text:p>
          <text:p text:style-name="P4"><text:a xlink:type="simple" xlink:href="#__RefHeading___Toc720_1058008394" text:style-name="Index_20_Link" text:visited-style-name="Index_20_Link">Task 0<text:tab/>4</text:a></text:p>
          <text:p text:style-name="P30"><text:a xlink:type="simple" xlink:href="#__RefHeading___Toc722_1058008394" text:style-name="Index_20_Link" text:visited-style-name="Index_20_Link">Conclusion<text:tab/>4</text:a></text:p>
          <text:p text:style-name="P4"><text:a xlink:type="simple" xlink:href="#__RefHeading___Toc724_1058008394" text:style-name="Index_20_Link" text:visited-style-name="Index_20_Link">Task 1<text:tab/>4</text:a></text:p>
          <text:p text:style-name="P30"><text:a xlink:type="simple" xlink:href="#__RefHeading___Toc726_1058008394" text:style-name="Index_20_Link" text:visited-style-name="Index_20_Link">Aircraft Manager<text:tab/>4</text:a></text:p>
          <text:p text:style-name="P30"><text:a xlink:type="simple" xlink:href="#__RefHeading___Toc728_1058008394" text:style-name="Index_20_Link" text:visited-style-name="Index_20_Link">Aircraft Factory<text:tab/>5</text:a></text:p>
          <text:p text:style-name="P30"><text:a xlink:type="simple" xlink:href="#__RefHeading___Toc730_1058008394" text:style-name="Index_20_Link" text:visited-style-name="Index_20_Link">Conclusion<text:tab/>5</text:a></text:p>
          <text:p text:style-name="P4"><text:a xlink:type="simple" xlink:href="#__RefHeading___Toc732_1058008394" text:style-name="Index_20_Link" text:visited-style-name="Index_20_Link">Task 2<text:tab/>5</text:a></text:p>
          <text:p text:style-name="P30"><text:a xlink:type="simple" xlink:href="#__RefHeading___Toc734_1058008394" text:style-name="Index_20_Link" text:visited-style-name="Index_20_Link">Conclusion<text:tab/>5</text:a></text:p>
          <text:p text:style-name="P4"><text:a xlink:type="simple" xlink:href="#__RefHeading___Toc736_1058008394" text:style-name="Index_20_Link" text:visited-style-name="Index_20_Link">Task 3 et 4<text:tab/>5</text:a></text:p>
          <text:p text:style-name="P30"><text:a xlink:type="simple" xlink:href="#__RefHeading___Toc738_1058008394" text:style-name="Index_20_Link" text:visited-style-name="Index_20_Link">Conclusion<text:tab/>6</text:a></text:p>
          <text:p text:style-name="P4"><text:a xlink:type="simple" xlink:href="#__RefHeading___Toc740_1058008394" text:style-name="Index_20_Link" text:visited-style-name="Index_20_Link">Git<text:tab/>6</text:a></text:p>
          <text:p text:style-name="P4"><text:a xlink:type="simple" xlink:href="#__RefHeading___Toc742_1058008394" text:style-name="Index_20_Link" text:visited-style-name="Index_20_Link">Conclusion<text:tab/>6</text:a></text:p>
        </text:index-body>
      </text:table-of-content>
      <text:p text:style-name="P5"/>
      <text:h text:style-name="P38" text:outline-level="1"><text:bookmark-start text:name="__RefHeading___Toc714_1058008394"/>Présentation<text:bookmark-end text:name="__RefHeading___Toc714_1058008394"/></text:h>
      <text:p text:style-name="Text_20_body">Le <text:span text:style-name="T5">projet est un simulateur d’aéroport.</text:span></text:p>
      <text:p text:style-name="P15">On va pouvoir simuler la création d’avions, leurs atterrissages, leurs nivaux de carburant etc.</text:p>
      <text:h text:style-name="P31" text:outline-level="1"><text:bookmark-start text:name="__RefHeading___Toc1968_2693279705"/>Nécessité<text:bookmark-end text:name="__RefHeading___Toc1968_2693279705"/></text:h>
      <text:p text:style-name="Text_20_body">Le projet est prévu pour une architecture Linux.</text:p>
      <text:p text:style-name="P13">Les logiciels suivants sont nécessaire pour compiler et exécuter le programme :</text:p>
      <text:p text:style-name="P13">- <text:span text:style-name="T5">Compilateur capable de compiler du C++17 ;</text:span></text:p>
      <text:p text:style-name="P13">- <text:span text:style-name="T5">freeglut ;</text:span></text:p>
      <text:p text:style-name="P13">- <text:span text:style-name="T5">OpenGL version 1,1 ou supérieur ;</text:span></text:p>
      <text:p text:style-name="P13">- <text:span text:style-name="T5">Cmake version 3 ou supérieur (pour générer le projet.</text:span></text:p>
      <text:h text:style-name="P32" text:outline-level="1"><text:bookmark-start text:name="__RefHeading___Toc716_1058008394"/>Utilisation<text:bookmark-end text:name="__RefHeading___Toc716_1058008394"/></text:h>
      <text:p text:style-name="P17"><text:span text:style-name="T7">P</text:span><text:span text:style-name="T6">our utiliser le projet, il faut le générer avec Cmake.</text:span></text:p>
      <text:p text:style-name="P15">Une fois le simulateur lancé il suffit d’utiliser les commandes suivantes (touches clavier) pour pouvoir utiliser le simulateur :</text:p>
      <text:p text:style-name="P15">- touche x ou q : Quitte le simulateur ;</text:p>
      <text:p text:style-name="P15">- <text:span text:style-name="T8">touche p : Met en pause la simulation ;</text:span></text:p>
      <text:p text:style-name="P15">- touche f : Met le simulateur en pleine écran (ou enlève le mode plein écran) ;</text:p>
      <text:p text:style-name="P15">- touche +  : Zoom sur l’aéroport ;</text:p>
      <text:p text:style-name="P15">- touche -  : Dé-zoom sur l’aéroport ;</text:p>
      <text:p text:style-name="P15">- touche c  : Créer un avion (aléatoire) ;</text:p>
      <text:p text:style-name="P15">- touche m  : Affiche le nombre d’avion qui se sont écrasé ;</text:p>
      <text:p text:style-name="P16">- <text:span text:style-name="T8">touche a : Augmente la framrate de la simulation ;</text:span></text:p>
      <text:p text:style-name="P18">- <text:span text:style-name="T8">touche z : Diminue la framrate de la simulation ;</text:span></text:p>
      <text:p text:style-name="P15">- touche numérique (de 0 à 7)  : Indique le nombre d’avion selon la ligne donnée.</text:p>
      <text:h text:style-name="P33" text:outline-level="1"/>
      <text:h text:style-name="P39" text:outline-level="1"><text:bookmark-start text:name="__RefHeading___Toc718_1058008394"/>Architecture du projet :<text:bookmark-end text:name="__RefHeading___Toc718_1058008394"/></text:h>
      <text:p text:style-name="P7"><text:span text:style-name="Strong_20_Emphasis"><text:span text:style-name="T21">Displayable</text:span></text:span><text:span text:style-name="T23"> - c'est une classe abstrait</text:span><text:span text:style-name="T24">e</text:span><text:span text:style-name="T23"> qui forme la base pour tout</text:span><text:span text:style-name="T24">es</text:span><text:span text:style-name="T23"> les choses qui peuvent être dessiné</text:span><text:span text:style-name="T24">e</text:span><text:span text:style-name="T23"> sur l'</text:span><text:span text:style-name="T24">é</text:span><text:span text:style-name="T23">cran. La classe contient une coordonné </text:span><text:span text:style-name="Source_20_Text"><text:span text:style-name="T23">z</text:span></text:span><text:span text:style-name="T23"> qui permet de trier les objets de cette classe.</text:span></text:p>
      <text:p text:style-name="P8"/>
      <text:p text:style-name="P7"><text:span text:style-name="Strong_20_Emphasis"><text:span text:style-name="T21">DynamicObject</text:span></text:span><text:span text:style-name="T23"> - une autre classe abstrait</text:span><text:span text:style-name="T24">e</text:span><text:span text:style-name="T23"> qui forme la base pour tout les choses qui peuvent "bouger".</text:span></text:p>
      <text:p text:style-name="P8"/>
      <text:p text:style-name="P7"><text:span text:style-name="Strong_20_Emphasis"><text:span text:style-name="T21">opengl-interface</text:span></text:span><text:span text:style-name="T23"> - pas de classe ici, juste quelques fonctions nécessaires pour interagir avec </text:span><text:span text:style-name="T21">OpenGL</text:span><text:span text:style-name="T23">; on remarque, par contre, la fonction </text:span><text:span text:style-name="Source_20_Text"><text:span text:style-name="T30">timer</text:span></text:span><text:span text:style-name="T23"> dans laquelle tout les objets dans la </text:span><text:span text:style-name="Source_20_Text"><text:span text:style-name="T30">move_queue</text:span></text:span><text:span text:style-name="T23"> ont leur </text:span><text:span text:style-name="Source_20_Text"><text:span text:style-name="T30">move()</text:span></text:span><text:span text:style-name="T23"> appelé.</text:span></text:p>
      <text:p text:style-name="P8"/>
      <text:p text:style-name="P7"><text:span text:style-name="Strong_20_Emphasis"><text:span text:style-name="T21">Texture2D</text:span></text:span><text:span text:style-name="T23"> - une texture qui contient un pointeur vers un </text:span><text:span text:style-name="Source_20_Text"><text:span text:style-name="T30">img::Image</text:span></text:span><text:span text:style-name="T23"> (qui contient les octets </text:span><text:span text:style-name="T24">en </text:span><text:span text:style-name="T23">vrac de l'image); la texture peut être affichée avec </text:span><text:span text:style-name="Source_20_Text"><text:span text:style-name="T30">Texture2D::draw</text:span></text:span><text:span text:style-name="Source_20_Text"><text:span text:style-name="T23">.</text:span></text:span></text:p>
      <text:p text:style-name="P8"/>
      <text:p text:style-name="P7"><text:span text:style-name="Strong_20_Emphasis"><text:span text:style-name="T21">Image</text:span></text:span><text:span text:style-name="T23"> - une classe qui gère des octets d'un image dans la mémoire pour être utilisé avec </text:span><text:span text:style-name="Source_20_Text"><text:span text:style-name="T21">Texture2D</text:span></text:span><text:span text:style-name="T23"> </text:span></text:p>
      <text:p text:style-name="P7"><text:span text:style-name="Strong_20_Emphasis"><text:span text:style-name="T23"/></text:span></text:p>
      <text:p text:style-name="P7"><text:span text:style-name="Strong_20_Emphasis"><text:span text:style-name="T21">MediaPath</text:span></text:span><text:span text:style-name="T23"> - une classe qui gère l'acces aux PNGs qui vont avec le code.</text:span></text:p>
      <text:p text:style-name="P7"><text:span text:style-name="Strong_20_Emphasis"><text:span text:style-name="T31">stb_image</text:span></text:span><text:span text:style-name="T23"> - pas de classe ici, c'est en fait une bibliothèque C qui sait lire les PNGs correctement.</text:span></text:p>
      <text:p text:style-name="P8"/>
      <text:p text:style-name="P7"><text:span text:style-name="Strong_20_Emphasis"><text:span text:style-name="T21">Point2D</text:span></text:span><text:span text:style-name="Strong_20_Emphasis"><text:span text:style-name="T23"> / </text:span></text:span><text:span text:style-name="Strong_20_Emphasis"><text:span text:style-name="T21">Point3D</text:span></text:span><text:span text:style-name="T23"> - classes qui gèrent des maths entre points dans l'espace 2D et 3D.</text:span></text:p>
      <text:p text:style-name="P7"><text:span text:style-name="T24">C’est dernière classes seront par la suite généralisées dans une classe </text:span><text:span text:style-name="T22">Point.</text:span></text:p>
      <text:p text:style-name="P10"><text:span text:style-name="Strong_20_Emphasis"/></text:p>
      <text:p text:style-name="P10"><text:span text:style-name="Strong_20_Emphasis"><text:span text:style-name="T25">Waypoint</text:span></text:span><text:span text:style-name="T25"> - un point sur </text:span><text:span text:style-name="T26">le</text:span><text:span text:style-name="T25"> chemin d'un avion, c'est juste un </text:span><text:span text:style-name="Source_20_Text"><text:span text:style-name="T28">Point3D</text:span></text:span><text:span text:style-name="T25"> avec l'information si ce point se trouve au sol, chez un terminal ou dans l'air; ici, on voit aussi qu'un "chemin" (</text:span><text:span text:style-name="Source_20_Text"><text:span text:style-name="T32">WaypointQueue</text:span></text:span><text:span text:style-name="T25">) est un </text:span><text:span text:style-name="Source_20_Text"><text:span text:style-name="T32">deque</text:span></text:span><text:span text:style-name="T25"> de </text:span><text:span text:style-name="Source_20_Text"><text:span text:style-name="T28">Waypoint</text:span></text:span><text:span text:style-name="T28">s</text:span><text:span text:style-name="T25">. </text:span></text:p>
      <text:p text:style-name="P10"><text:span text:style-name="Strong_20_Emphasis"><text:span text:style-name="T25"/></text:span></text:p>
      <text:p text:style-name="P10"><text:span text:style-name="Strong_20_Emphasis"><text:span text:style-name="T25">Runway</text:span></text:span><text:span text:style-name="T25"> - stocke le début et le fin d'un</text:span><text:span text:style-name="T26">e</text:span><text:span text:style-name="T25"> piste de décollage.</text:span></text:p>
      <text:p text:style-name="P10"><text:span text:style-name="Strong_20_Emphasis"><text:span text:style-name="T25"/></text:span></text:p>
      <text:p text:style-name="P10"><text:span text:style-name="Strong_20_Emphasis"><text:span text:style-name="T25">Terminal</text:span></text:span><text:span text:style-name="T25"> - classe qui gère le débarquement d'un avion; chaque </text:span><text:span text:style-name="Source_20_Text"><text:span text:style-name="T25">Termina</text:span></text:span><text:span text:style-name="Source_20_Text"><text:span text:style-name="T26">ux</text:span></text:span><text:span text:style-name="T25"> peu</text:span><text:span text:style-name="T26">vent</text:span><text:span text:style-name="T25"> débarquer qu'un seul avion à la fois.</text:span></text:p>
      <text:p text:style-name="P9"/>
      <text:p text:style-name="P10"><text:span text:style-name="Strong_20_Emphasis"><text:span text:style-name="T25">Aircraft</text:span></text:span><text:span text:style-name="T25"> - un avion qui peut :</text:span></text:p>
      <text:p text:style-name="P10"><text:span text:style-name="T25">- être dessiner (</text:span><text:span text:style-name="Source_20_Text"><text:span text:style-name="T32">Displayable</text:span></text:span><text:span text:style-name="T25">)</text:span></text:p>
      <text:p text:style-name="P10"><text:span text:style-name="T25">- bouger (</text:span><text:span text:style-name="Source_20_Text"><text:span text:style-name="T32">DynamicObject</text:span></text:span><text:span text:style-name="T25">);</text:span></text:p>
      <text:p text:style-name="P10"><text:span text:style-name="T26">C</text:span><text:span text:style-name="T25">haque avion</text:span><text:span text:style-name="T26">s</text:span><text:span text:style-name="T25"> peu</text:span><text:span text:style-name="T26">ven</text:span><text:span text:style-name="T25">t retourn</text:span><text:span text:style-name="T26">er</text:span><text:span text:style-name="T25"> </text:span><text:span text:style-name="T26">leur</text:span><text:span text:style-name="T25"> "</text:span><text:span text:style-name="T32">flight number</text:span><text:span text:style-name="T25">" ainsi que </text:span><text:span text:style-name="T26">leur</text:span><text:span text:style-name="T25"> distance</text:span><text:span text:style-name="T26">s</text:span><text:span text:style-name="T25"> à un point donné.</text:span></text:p>
      <text:p text:style-name="P10"><text:span text:style-name="Strong_20_Emphasis"><text:span text:style-name="T25"/></text:span></text:p>
      <text:p text:style-name="P10"><text:span text:style-name="Strong_20_Emphasis"><text:span text:style-name="T25">AircraftType</text:span></text:span><text:span text:style-name="T25"> - le type d'un avion stocke des limites de vitesse et accélération a</text:span><text:span text:style-name="T26">i</text:span><text:span text:style-name="T25">nsi que la texture; il y a 3 types prédéfinit.</text:span></text:p>
      <text:p text:style-name="P9"/>
      <text:p text:style-name="P10"><text:span text:style-name="Strong_20_Emphasis"><text:span text:style-name="T25">Airport</text:span></text:span><text:span text:style-name="T25"> - gère l’aéroport, contient les termina</text:span><text:span text:style-name="T27">ux</text:span><text:span text:style-name="T25"> et le </text:span><text:span text:style-name="T33">T</text:span><text:span text:style-name="T32">ower </text:span><text:span text:style-name="T27">(</text:span><text:span text:style-name="T25">seulment son</text:span><text:span text:style-name="T32"> </text:span><text:span text:style-name="Strong_20_Emphasis"><text:span text:style-name="T34">friend class</text:span></text:span><text:span text:style-name="Strong_20_Emphasis"><text:span text:style-name="T29">)</text:span></text:span><text:span text:style-name="Strong_20_Emphasis"><text:span text:style-name="T27">.</text:span></text:span></text:p>
      <text:p text:style-name="P10"><text:span text:style-name="Strong_20_Emphasis"><text:span text:style-name="T25"/></text:span></text:p>
      <text:p text:style-name="P10"><text:span text:style-name="Strong_20_Emphasis"><text:span text:style-name="T25">Tower</text:span></text:span><text:span text:style-name="T25"> peut réserver des termina</text:span><text:span text:style-name="T27">ux</text:span><text:span text:style-name="T25"> et demander un chemin de décollage.</text:span></text:p>
      <text:p text:style-name="P10"><text:span text:style-name="Strong_20_Emphasis"><text:span text:style-name="T25"/></text:span></text:p>
      <text:p text:style-name="P10"><text:span text:style-name="Strong_20_Emphasis"><text:span text:style-name="T25">AirportType</text:span></text:span><text:span text:style-name="T25"> - contient les coordonnés important</text:span><text:span text:style-name="T27">e</text:span><text:span text:style-name="T25">s (relatives au centre de chaque aéroport) comme le début/fin des </text:span><text:span text:style-name="T32">runways</text:span><text:span text:style-name="T25"> (il peut en avoir plusieurs); chaque </text:span><text:span text:style-name="Source_20_Text"><text:span text:style-name="T28">AirportType</text:span></text:span><text:span text:style-name="T25"> peut générer des chemins </text:span><text:soft-page-break/><text:span text:style-name="T25">pour atterrir et pour décoller.<text:line-break/></text:span></text:p>
      <text:p text:style-name="P11"><text:span text:style-name="Strong_20_Emphasis"><text:span text:style-name="T25">Tower</text:span></text:span><text:span text:style-name="T25"> - classe qui gère la fonctionnalité d</text:span><text:span text:style-name="T27">e la</text:span><text:span text:style-name="T25"> tour de contrôle; des avions peuvent demander des nouvelles instructions a</text:span><text:span text:style-name="T27">i</text:span><text:span text:style-name="T25">nsi qu'indiquer qu'ils sont arrivés à leur </text:span><text:span text:style-name="Source_20_Text"><text:span text:style-name="T25">Terminal.</text:span></text:span></text:p>
      <text:p text:style-name="P11"><text:span text:style-name="T25">Chaque </text:span><text:span text:style-name="Source_20_Text"><text:span text:style-name="T25">Tower</text:span></text:span><text:span text:style-name="T25"> contient une affectation des avions aux termina</text:span><text:span text:style-name="T27">ux</text:span><text:span text:style-name="T25">. Si un avion </text:span><text:span text:style-name="Source_20_Text"><text:span text:style-name="T25">X</text:span></text:span><text:span text:style-name="T25"> demande d’atterrir à un moment quand tout les </text:span><text:span text:style-name="Source_20_Text"><text:span text:style-name="T25">Termina</text:span></text:span><text:span text:style-name="Source_20_Text"><text:span text:style-name="T27">ux</text:span></text:span><text:span text:style-name="T25"> de l’aéroport sont affectés, alors le </text:span><text:span text:style-name="Source_20_Text"><text:span text:style-name="T25">Tower</text:span></text:span><text:span text:style-name="T25"> retourne un "cercle" autour de l’aéroport pour que </text:span><text:span text:style-name="Source_20_Text"><text:span text:style-name="T25">X</text:span></text:span><text:span text:style-name="T25"> </text:span><text:span text:style-name="T27">r</text:span><text:span text:style-name="T25">e-d</text:span><text:span text:style-name="T27">e</text:span><text:span text:style-name="T25">mande quand il a fini son cercle.</text:span></text:p>
      <text:p text:style-name="P9"/>
      <text:p text:style-name="P10"><text:span text:style-name="Strong_20_Emphasis"><text:span text:style-name="T25">TowerSimulation</text:span></text:span><text:span text:style-name="T25"> - une classe pour la gestion de la simulation: création de l’aéroport, affichage de l'usage sur la ligne de commande, création des avions, etc.</text:span></text:p>
      <text:p text:style-name="P9"/>
      <text:p text:style-name="P10"><text:span text:style-name="Strong_20_Emphasis"><text:span text:style-name="T25">config</text:span></text:span><text:span text:style-name="T25"> - pas de classe ici, mais des constantes qui déterminent quelques comportements de la simulation, par exemple le nombre intervalles nécessaire pour débarquer un avion.</text:span></text:p>
      <text:h text:style-name="P34" text:outline-level="1"><text:bookmark-start text:name="__RefHeading___Toc720_1058008394"/>Task 0<text:bookmark-end text:name="__RefHeading___Toc720_1058008394"/></text:h>
      <text:list xml:id="list1525772188" text:style-name="L1">
        <text:list-item>
          <text:p text:style-name="P44">Les vitesses et accélération <text:span text:style-name="T35">des avions </text:span>sont déterminée dans <text:span text:style-name="T11">AircrafType</text:span>, il faut changer la valeur du Concorde <text:span text:style-name="T35">dans cette classe (par la suite ces valeurs seront dans la </text:span><text:span text:style-name="T9">factory</text:span><text:span text:style-name="T35">).</text:span></text:p>
        </text:list-item>
        <text:list-item>
          <text:p text:style-name="P43"><text:span text:style-name="T36">Il faut faire attention à ce que la valeur du framerate ne passe pas en dessous de 0 car cela pourrait faire buguer entièrement le programme. </text:span><text:span text:style-name="T35">La vérification se fait au moment où l’on veut diminuer la valeur de celle-ci</text:span><text:span text:style-name="T36">.</text:span></text:p>
        </text:list-item>
        <text:list-item>
          <text:p text:style-name="P45">Pour mettre le jeu en pause sans passer par le framerate, <text:span text:style-name="T35">j’ai ajouter un booléen qui de base est à false. Lorsque ce booléen passe à true,</text:span> <text:span text:style-name="T35">on empêche les mouvements des avions.</text:span></text:p>
          <text:p text:style-name="P46">Afin de mettre en pause la simulation, il faut appuyer sur la touche p (et appuyer une nouvelle fois pour relancer la simulation).</text:p>
        </text:list-item>
        <text:list-item>
          <text:p text:style-name="P46">On sait qu’unn avion doit être détruit via <text:s/><text:span text:style-name="T12">Tower::get_instructions.</text:span></text:p>
          <text:p text:style-name="P43"><text:span text:style-name="T17">L</text:span><text:span text:style-name="T18">a destruction doit être faites après les appels sur l’Aicraft afin de ne pas avoir un pointeur null. En revanche, on n’est pas obligé de la faire pour </text:span><text:span text:style-name="T13">DynamicObject</text:span><text:span text:style-name="T18"> car les avoions ne peuvent plus bouger lorsqu’ils sont supprimés (un chemin sans </text:span><text:span text:style-name="T10">Waypoints)</text:span><text:span text:style-name="T37">.</text:span></text:p>
        </text:list-item>
      </text:list>
      <text:h text:style-name="P40" text:outline-level="2"><text:bookmark-start text:name="__RefHeading___Toc722_1058008394"/>Conclusion<text:bookmark-end text:name="__RefHeading___Toc722_1058008394"/></text:h>
      <text:p text:style-name="P19">Cette task nous a permis de prendre en main le projet, d’appréhender sons fonctionnement et son architecture afin de pouvoir plus facilement continuer l’implémentation par la suite.</text:p>
      <text:h text:style-name="Heading_20_1" text:outline-level="1"><text:bookmark-start text:name="__RefHeading___Toc724_1058008394"/>Task 1<text:bookmark-end text:name="__RefHeading___Toc724_1058008394"/></text:h>
      <text:h text:style-name="P41" text:outline-level="2"><text:bookmark-start text:name="__RefHeading___Toc726_1058008394"/>Aircraft Manager<text:bookmark-end text:name="__RefHeading___Toc726_1058008394"/></text:h>
      <text:p text:style-name="P21"><text:span text:style-name="T38">Une classe </text:span><text:span text:style-name="T14">AircraftManager</text:span><text:span text:style-name="T19"> est créée afin de respecter le principe d’OwnerShip.</text:span></text:p>
      <text:p text:style-name="P25">Cette classe stocke tous les avions afin de pouvoir les créer et les supprimés plus facilement.</text:p>
      <text:p text:style-name="P25"><text:soft-page-break/>C’est également cette classe qui va mettre à jour les avions :</text:p>
      <text:list xml:id="list2292981083" text:style-name="L2">
        <text:list-item>
          <text:p text:style-name="P47">Met à jour leurs dépllacement ;</text:p>
        </text:list-item>
        <text:list-item>
          <text:p text:style-name="P47">Met à jour leur fuel (avec la task 2) ;</text:p>
        </text:list-item>
      </text:list>
      <text:p text:style-name="P20"><text:span text:style-name="T16">On fait ainsi au début de l’update un trie sur les avions (pour prioriser les avions en manque de carburant </text:span><text:span text:style-name="T20">et minimiser les crashs</text:span><text:span text:style-name="T16">).</text:span></text:p>
      <text:p text:style-name="P25">Puis on les supprime s’ils doivent-être supprimés.</text:p>
      <text:h text:style-name="P41" text:outline-level="2"><text:bookmark-start text:name="__RefHeading___Toc728_1058008394"/>Aircraft Factory<text:bookmark-end text:name="__RefHeading___Toc728_1058008394"/></text:h>
      <text:p text:style-name="P20">Afin de simplifier la création d’avion, une factory est créé. Ce qui évite également l’usage de variables globales comme les numéros de vols ou les types.</text:p>
      <text:p text:style-name="P20">Cette classe veillera également au faites que deux avions ne peuvent avoir le même numéro de vol.</text:p>
      <text:h text:style-name="P41" text:outline-level="2"><text:bookmark-start text:name="__RefHeading___Toc730_1058008394"/>Conclusion<text:bookmark-end text:name="__RefHeading___Toc730_1058008394"/></text:h>
      <text:p text:style-name="P20">Cette task nous à permis de faire respecter le principe d’OwnerShip et de simplifier par conséquent l’utilisation / la création d’avions.</text:p>
      <text:h text:style-name="P35" text:outline-level="1"><text:bookmark-start text:name="__RefHeading___Toc732_1058008394"/>Task 2<text:bookmark-end text:name="__RefHeading___Toc732_1058008394"/></text:h>
      <text:p text:style-name="P22">Cette task est celle qui m’a pris le plus de temps.</text:p>
      <text:p text:style-name="P23"><text:span text:style-name="T39">Elle n’est pas complète, il manque la partie </text:span><text:span text:style-name="T15">Réaprovisionnement</text:span><text:span text:style-name="T20">, le problème étant que l’</text:span><text:span text:style-name="T15">Airport</text:span><text:span text:style-name="T20"> doit avoir accès à l’</text:span><text:span text:style-name="T15">AircraftManager</text:span><text:span text:style-name="T20">, or <text:s/>l’</text:span><text:span text:style-name="T15">AircraftManager</text:span><text:span text:style-name="T20"> implémente <text:s/>l’</text:span><text:span text:style-name="T15">AircraftFactory</text:span><text:span text:style-name="T20"> qui <text:s/>elle-même implémente <text:s/>l’</text:span><text:span text:style-name="T15">Airport</text:span><text:span text:style-name="T20">.</text:span></text:p>
      <text:p text:style-name="P23"><text:span text:style-name="T20">Donc <text:s/>l’</text:span><text:span text:style-name="T15">Airport</text:span><text:span text:style-name="T20"> ne peut implémenter <text:s/>l’</text:span><text:span text:style-name="T15">AircraftManager</text:span><text:span text:style-name="T20"> car sinon on aurais une boucle d’implémentation (ou boucle de linkage).</text:span></text:p>
      <text:h text:style-name="P42" text:outline-level="2"><text:bookmark-start text:name="__RefHeading___Toc734_1058008394"/>Conclusion<text:bookmark-end text:name="__RefHeading___Toc734_1058008394"/></text:h>
      <text:p text:style-name="P22">Cette task a été la plus compliquer à réaliser, bien savoir comment implémenter les différentes choses sans corrompre se qui est déjà implémenter.</text:p>
      <text:h text:style-name="P36" text:outline-level="1"><text:bookmark-start text:name="__RefHeading___Toc736_1058008394"/>Task 3 et 4<text:bookmark-end text:name="__RefHeading___Toc736_1058008394"/></text:h>
      <text:p text:style-name="P22">La Task 3 permet (entre autre) de limiter le crashs d’avions en priorisant les avions en manque de carburant dans la liste de <text:s/><text:span text:style-name="T16">l’</text:span><text:span text:style-name="T11">AircraftManager</text:span><text:span text:style-name="T16">.</text:span></text:p>
      <text:p text:style-name="P22"><text:span text:style-name="T16">La Task 4 nous à permis d’appliquer les notions de </text:span><text:span text:style-name="T11">templates</text:span><text:span text:style-name="T16">, en faisant par exemple des Points générique (au lieu d’avoir une classe par type de points qu’ils soit 3D ou 2D ou autre).</text:span></text:p>
      <text:p text:style-name="P26">Cette généralisation n’a pas été des plus intuitives.</text:p>
      <text:p text:style-name="P27"><text:soft-page-break/>Si on essaye d’instancier un Point2D avec trop d’argument, une erreur de compilation se produit.</text:p>
      <text:p text:style-name="P27">En <text:s/>revanche si on implémente un Point3D avec pas assez d’arguments, rien ne se produit.</text:p>
      <text:p text:style-name="P27">Cette erreur est due au fait que maintenant le nombre d’argument n’est pas spécifié clairement contrairement à avant où l’on avais un type par argument.</text:p>
      <text:h text:style-name="P42" text:outline-level="2"><text:bookmark-start text:name="__RefHeading___Toc738_1058008394"/>Conclusion<text:bookmark-end text:name="__RefHeading___Toc738_1058008394"/></text:h>
      <text:p text:style-name="P22">Ces deux dernières task étaient plus faciles à implémenter que la deuxième, bien que la notion de <text:span text:style-name="T11">templates</text:span> étant nouvelle ce n’était pas non plus intuitifs sur le début surtout pour la généralisation des points.</text:p>
      <text:h text:style-name="P36" text:outline-level="1"><text:bookmark-start text:name="__RefHeading___Toc740_1058008394"/>Git<text:bookmark-end text:name="__RefHeading___Toc740_1058008394"/></text:h>
      <text:p text:style-name="P22">Le projet est disponible via un dépôt Github.</text:p>
      <text:p text:style-name="P22">Les différents commit ne sont pas à prendre dans l’ordre chronologique des implémentation des tasks.</text:p>
      <text:p text:style-name="P22">En effet, suite a un problème d’ordinateur le projet à été réimplémenté ce qui fait que certaines task (notamment la deuxième) implémentais des choses qui n’était demande que bien plus tard.</text:p>
      <text:p text:style-name="P22">Voici le lien du dépôt :</text:p>
      <text:p text:style-name="P22"><text:a xlink:type="simple" xlink:href="https://github.com/dlacombe4/CPP_Learning_Project.git" text:style-name="Internet_20_link" text:visited-style-name="Visited_20_Internet_20_Link">https://github.com/dlacombe4/CPP_Learning_Project.git</text:a></text:p>
      <text:h text:style-name="P37" text:outline-level="1"><text:bookmark-start text:name="__RefHeading___Toc742_1058008394"/>Conclusion<text:bookmark-end text:name="__RefHeading___Toc742_1058008394"/></text:h>
      <text:p text:style-name="P24">Ce projet était intéressent car il nous à permis de mettre en pratique les notions directement vue en cours.</text:p>
      <text:p text:style-name="P24">Le coté progressiste du projet (sous formes de TP filés) est un grands plus car il nous permet d’implémenter au fur et à mesure les notions de cours sans s’ éparpiller comme pour un grands projet final.</text:p>
      <text:p text:style-name="P24">Le faite que la partie graphiques nous soit fournies dès le début est un grands plus car ça nous à permis de se concentrer sur les autres notions en pouvant tester directement le résultat.</text:p>
      <text:p text:style-name="P24">Les moins du projet :</text:p>
      <text:p text:style-name="P24">Le faites que le C++ est nouveau pour moi a fait que j’ai eu du mal à appréhender le projet et à bien comprendre au début toutes l’architecture et son fonctionnement.</text:p>
      <text:p text:style-name="P24">C’est également ce qui a compliquer l’implémentation de nouvelles choses car on peut facilement s’y perdre (surtout pour la deuxième task).</text:p>
      <text:p text:style-name="P24"/>
      <text:p text:style-name="P24">Pour finir c’était un projet intéressent et enrichissent bien que pas facile à réaliser (à mon goût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1a6113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78d57"/>
    </style:style>
    <style:style style:name="MP2" style:family="paragraph" style:parent-style-name="Header">
      <style:text-properties officeooo:rsid="00178d57" officeooo:paragraph-rsid="00178d57"/>
    </style:style>
    <style:style style:name="MP3" style:family="paragraph" style:parent-style-name="Footer">
      <style:text-properties officeooo:paragraph-rsid="00178d57"/>
    </style:style>
    <style:style style:name="MT1" style:family="text">
      <style:text-properties officeooo:rsid="00178d57"/>
    </style:style>
    <style:style style:name="MT2" style:family="text">
      <style:text-properties officeooo:rsid="001a6113"/>
    </style:style>
    <style:style style:name="MT3" style:family="text">
      <style:text-properties officeooo:rsid="0027305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amien LACOMBE<text:tab/></text:span><text:span text:style-name="MT2">Tower Control</text:span><text:span text:style-name="MT1"> - Compte rendu<text:tab/>2</text:span><text:span text:style-name="MT3">5</text:span><text:span text:style-name="MT1"> Avril 2021</text:span></text:p>
      </style:header>
      <loext:header-first>
        <text:p text:style-name="MP2"/>
      </loext:header-first>
      <style:footer>
        <text:p text:style-name="MP3"><text:tab/><text:page-number text:select-page="current">6</text:page-number>/<text:page-count>6</text:page-count></text:p>
      </style:footer>
      <loext:footer-first>
        <text:p text:style-name="Footer"><text:tab/><text:page-number text:select-page="current">1</text:page-number>/<text:page-count>6</text:page-count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14:14:12.188191628</meta:creation-date>
    <dc:date>2021-04-25T20:59:29.432948774</dc:date>
    <meta:editing-duration>PT42M40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6" meta:paragraph-count="126" meta:word-count="1627" meta:character-count="9567" meta:non-whitespace-character-count="8055"/>
  </office:meta>
</office:document-meta>
</file>